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CB00000603A0A32A7DC.svm"/>
  <manifest:file-entry manifest:media-type="" manifest:full-path="Pictures/2000000700005F4A0000307AC71A305B.svm"/>
  <manifest:file-entry manifest:media-type="" manifest:full-path="Pictures/2000000700004CE500005DBF9F454B30.svm"/>
  <manifest:file-entry manifest:media-type="" manifest:full-path="Pictures/20000007000075D200004DD4D2EFA7BD.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style="normal" style:font-size-asian="12pt" style:font-style-asian="normal" style:font-name-complex="Arial" style:font-size-complex="12pt" style:font-style-complex="normal"/>
    </style:style>
    <style:style style:name="P2" style:family="paragraph" style:parent-style-name="Standard">
      <style:paragraph-properties fo:text-align="justify" style:justify-single-word="false"/>
      <style:text-properties style:font-name="Arial" fo:font-size="12pt" fo:font-style="normal" style:font-size-asian="12pt" style:font-style-asian="normal" style:font-size-complex="12pt" style:font-style-complex="normal"/>
    </style:style>
    <style:style style:name="P3"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style:font-name="Arial" fo:font-size="12pt" fo:font-style="normal" fo:background-color="transparent" style:font-size-asian="12pt" style:font-style-asian="normal" style:font-size-complex="12pt" style:font-style-complex="normal"/>
    </style:style>
    <style:style style:name="P6" style:family="paragraph" style:parent-style-name="Standard">
      <style:paragraph-properties fo:text-align="justify" style:justify-single-word="false"/>
      <style:text-properties style:font-name="Arial" fo:font-size="12pt" fo:language="de" fo:country="DE" fo:font-style="normal" style:text-underline-style="solid" style:text-underline-width="auto" style:text-underline-color="font-color" fo:font-weight="bold" style:font-name-asian="Mangal" style:font-size-asian="12pt" style:language-asian="zh" style:country-asian="CN"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writing-mode="lr-tb"/>
      <style:text-properties style:font-name="Arial" fo:font-size="12pt" fo:language="de" fo:country="DE" fo:font-style="normal" style:font-name-asian="Mangal" style:font-size-asian="12pt" style:language-asian="zh" style:country-asian="CN" style:font-style-asian="normal" style:font-size-complex="12pt" style:font-style-complex="normal"/>
    </style:style>
    <style:style style:name="P9" style:family="paragraph" style:parent-style-name="Standard">
      <style:paragraph-properties fo:text-align="justify" style:justify-single-word="false" style:writing-mode="lr-tb"/>
      <style:text-properties style:font-name="Arial" fo:font-size="12pt" fo:font-style="normal" style:font-size-asian="12pt" style:font-style-asian="normal" style:font-size-complex="12pt" style:font-style-complex="normal"/>
    </style:style>
    <style:style style:name="P10" style:family="paragraph" style:parent-style-name="Standard">
      <style:paragraph-properties fo:margin-left="0.635cm" fo:margin-right="0cm" fo:text-align="justify" style:justify-single-word="false" fo:text-indent="0cm" style:auto-text-indent="false" style:writing-mode="lr-tb"/>
      <style:text-properties style:font-name="Arial" fo:font-size="12pt" fo:language="de" fo:country="DE" fo:font-style="normal" style:font-name-asian="Mangal" style:font-size-asian="12pt" style:language-asian="zh" style:country-asian="CN" style:font-style-asian="normal" style:font-size-complex="12pt" style:font-style-complex="normal"/>
    </style:style>
    <style:style style:name="P11" style:family="paragraph" style:parent-style-name="Standard">
      <style:paragraph-properties fo:margin-left="0.635cm" fo:margin-right="0cm" fo:text-align="justify" style:justify-single-word="false" fo:text-indent="0cm" style:auto-text-indent="false" style:writing-mode="lr-tb"/>
      <style:text-properties style:font-name="Arial" fo:font-size="12pt" fo:font-style="normal" style:font-size-asian="12pt" style:font-style-asian="normal" style:font-size-complex="12pt" style:font-style-complex="normal"/>
    </style:style>
    <style:style style:name="P12" style:family="paragraph" style:parent-style-name="Standard" style:master-page-name="Standard">
      <style:paragraph-properties fo:text-align="justify" style:justify-single-word="false" style:page-number="auto"/>
      <style:text-properties style:font-name="Arial" fo:font-size="12pt" fo:font-style="normal" style:font-size-asian="12pt" style:font-style-asian="normal" style:font-name-complex="Arial" style:font-size-complex="12pt" style:font-style-complex="normal"/>
    </style:style>
    <style:style style:name="P13" style:family="paragraph" style:parent-style-name="Standard" style:list-style-name="L1">
      <style:paragraph-properties fo:text-align="justify" style:justify-single-word="false"/>
    </style:style>
    <style:style style:name="P14" style:family="paragraph" style:parent-style-name="Standard">
      <style:paragraph-properties fo:text-align="justify" style:justify-single-word="false"/>
      <style:text-properties style:font-name="Arial" fo:font-size="12pt" fo:font-style="italic" style:font-size-asian="12pt" style:font-style-asian="italic" style:font-size-complex="12pt" style:font-style-complex="italic"/>
    </style:style>
    <style:style style:name="P15" style:family="paragraph" style:parent-style-name="Standard">
      <style:paragraph-properties fo:margin-left="1.245cm" fo:margin-right="0cm" fo:text-align="justify" style:justify-single-word="false" fo:text-indent="0cm" style:auto-text-indent="false"/>
      <style:text-properties style:font-name="Arial" fo:font-size="12pt" fo:font-style="italic" style:font-size-asian="12pt" style:font-style-asian="italic" style:font-size-complex="12pt" style:font-style-complex="italic"/>
    </style:style>
    <style:style style:name="P16" style:family="paragraph" style:parent-style-name="Standard">
      <style:paragraph-properties fo:text-align="justify" style:justify-single-word="false" style:writing-mode="lr-tb"/>
      <style:text-properties style:font-name="Arial" fo:font-size="12pt" fo:language="de" fo:country="DE" fo:font-style="normal" style:font-name-asian="Mangal" style:font-size-asian="12pt" style:language-asian="zh" style:country-asian="CN"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font-weight-complex="bold"/>
    </style:style>
    <style:style style:name="T3" style:family="text">
      <style:text-properties fo:font-weight="normal" style:font-weight-asian="normal" style:font-weight-complex="normal"/>
    </style:style>
    <style:style style:name="T4" style:family="text">
      <style:text-properties style:font-name="Arial" fo:font-size="12pt" fo:font-style="normal" style:font-size-asian="12pt" style:font-style-asian="normal" style:font-size-complex="12pt" style:font-style-complex="normal"/>
    </style:style>
    <style:style style:name="T5" style:family="text">
      <style:text-properties style:font-name="Arial" fo:font-size="12pt" fo:font-style="normal" fo:font-weight="bold" style:font-size-asian="12pt" style:font-style-asian="normal" style:font-weight-asian="bold" style:font-size-complex="12pt" style:font-style-complex="normal"/>
    </style:style>
    <style:style style:name="T6" style:family="text">
      <style:text-properties style:font-name="Arial" fo:font-size="12pt" fo:font-style="italic" style:font-size-asian="12pt" style:font-style-asian="italic" style:font-size-complex="12pt" style:font-style-complex="italic"/>
    </style:style>
    <style:style style:name="T7" style:family="text">
      <style:text-properties style:font-name-complex="Arial"/>
    </style:style>
    <style:style style:name="T8" style:family="text">
      <style:text-properties fo:font-style="italic" style:font-style-asian="italic" style:font-style-complex="italic"/>
    </style:style>
    <style:style style:name="T9" style:family="text">
      <style:text-properties fo:font-style="italic" style:font-style-asian="italic" style:font-name-complex="Arial" style:font-style-complex="italic"/>
    </style:style>
    <style:style style:name="T10" style:family="text">
      <style:text-properties fo:font-style="italic" fo:font-weight="bold" style:font-style-asian="italic" style:font-weight-asian="bold" style:font-name-complex="Arial"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background-color="#ffff00"/>
    </style:style>
    <style:style style:name="T16" style:family="text">
      <style:text-properties fo:background-color="transparent"/>
    </style:style>
    <style:style style:name="T17" style:family="text">
      <style:text-properties fo:language="en" fo:country="US" style:font-name-asian="Arial" style:font-name-complex="Arial"/>
    </style:style>
    <style:style style:name="T18" style:family="text">
      <style:text-properties fo:color="#ffffff"/>
    </style:style>
    <style:style style:name="T19" style:family="text">
      <style:text-properties fo:color="#ffffff" fo:background-color="#ffff00"/>
    </style:style>
    <style:style style:name="T20" style:family="text">
      <style:text-properties fo:color="#000000"/>
    </style:style>
    <style:style style:name="T21" style:family="text">
      <style:text-properties fo:color="#000000" fo:background-color="#ffff00"/>
    </style:style>
    <style:style style:name="T22" style:family="text">
      <style:text-properties fo:color="#000000"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dad Complutense de Madrid <text:tab/><text:tab/><text:tab/><text:tab/><text:tab/> <text:s text:c="18"/>15/12/2013</text:p>
      <text:p text:style-name="P1"/>
      <text:p text:style-name="P1">Facultad de Filología</text:p>
      <text:p text:style-name="P1"/>
      <text:p text:style-name="P1">Conceptos fundamentales de Lingüística</text:p>
      <text:p text:style-name="P1"/>
      <text:p text:style-name="P1">Vera Mälzig</text:p>
      <text:p text:style-name="P1"/>
      <text:p text:style-name="P1"/>
      <text:p text:style-name="P1"/>
      <text:p text:style-name="P1"/>
      <text:p text:style-name="P1"/>
      <text:p text:style-name="P2"><text:span text:style-name="T2">Resumen de los capítulos 3, 4 y 7 del libro </text:span><text:span text:style-name="T10">El instinto del lenguaje – Cómo crea el lenguaje la mente</text:span><text:span text:style-name="T2"> de Steven Pinker</text:span></text:p>
      <text:p text:style-name="P2"/>
      <text:p text:style-name="P2"><text:span text:style-name="T7"><text:tab/>El libro </text:span><text:span text:style-name="T9">El Instinto del lenguaje</text:span><text:span text:style-name="T7">, de Steven Pinker de 1994 trata de la relación de nuestro pensamiento, de nuestro ambiente y nuestra concepción del mundo con la lengua que hablamos. Además, explica de que manera las estructuras gramaticales tienen influencia en la compresión. Todo se fundamenta en lo que, e</text:span>fectivamente, el lenguaje debe concebir como un instinto.</text:p>
      <text:p text:style-name="P2"/>
      <text:p text:style-name="P3">CAPÍTULO 3 – EL MENTALÉS</text:p>
      <text:p text:style-name="P2"/>
      <text:p text:style-name="P2"><text:tab/>Como se ha dicho, este capítulo quiere esconder la conexión entre nuestro pensamiento y el resultado del lenguaje. Nos preguntamos si el pensamiento depende de la palabra o no. Cierto es que la elección de las palabras y el uso de las medias retóricas pueden manipular la mente. Algunas feministas atribuyen el pensamiento sexista al lenguaje sexista, por ejemplo por la distribución del artículo <text:span text:style-name="T8">el</text:span>. </text:p>
      <text:p text:style-name="P2"/>
      <text:p text:style-name="P2"><text:tab/>Sapir-Whorf piensa que el pensamiento está determinado por las caterogías que proporciona la lengua, una hipótesis que está totalmente equivocada. Para entender cómo funciona la lengua, hay que tener en cuenta que el determinismo lingüístico es falso. A continuación, a veces no es fácil encontrar las palabras correctas para decir adecuadamente lo que queremos expresar. Encontramos el mismo problema al traducir algo de otra lengua. Muchas veces parece imposible encontrar una palabra de otra lengua que expresa exactamante lo mismo. Por eso se forman una y otra vez nuevas palabras. Aún así, un alumno de Bertrand Russel mencionó que el lenguaje afecta al pensamiento porque al contrario no tendríamos motivo para comparatir el lenguaje que existe. </text:p>
      <text:p text:style-name="P2"/>
      <text:p text:style-name="P2"><text:tab/>Otro punto, es el estudio de las lenguas indígenas de Norteamérica que tratan, entre otras cosas, de la elección de los tiempos en la lengua española. Por ejemplo, el uso del pretérito imperfecto o del indefinido de un verbo no solo depende del tiempo, sino también de la continuidad a lo largo de un periodo o su finalización en un tiempo interior en relación al momento en que se profiere la frase. Radicalmente, Lee Wolf comentó que la naturaleza nos dicta la lengua a nosotros y que la mente tiene que ordenar las impresiones desordenadas, con el acuerdo implícito de la comunidad de hablantes. El modo de organizar la naturaleza, se encuentra codificado en las pautas de nuestra lengua. Sin estos conceptos no somos capaces de hablar. Además, hay distintas maneras explicar el mundo que causa malentiendos en la lengua. Pero este análisis planteaba una crítica que pone en duda su autenticidad. Sin embargo, el uso de los colores en distintas lenguas es concluyente en el análisis. Los navajos, por ejemplo, solo tienen una palabra que significa azul y verde al mismo tiempo, aunque físicamente tenemos en cualquier país <text:soft-page-break/>los mismos colores, y la denotación no cambia el objeto. La palabra del color depende en este caso de su importancia alreredor de la cultura. Damos un nombre a lo que nos parece importante pero a lo que no tiene importancia y lo que no entendemos no damos un nombre, aunque podríamos hacerlo. La psicóloga Eleanor Rosch examinó la lengua de los Gran Valley Dani, que viven en la montañas de Nueva Guinea. Su lengua solo distingue entre negro y blanco. Es importante la manera en la vemos los colores porque determina la forma en que aprendemos y usamos las palabras, no a la inversa. Otro ejemplo que muestra que lenguas pueden funcionar de maneras diferentes es la lengua de los Hopi. Ellos no tienen palabras o expresiones ni concenpos gramaticales que tengan relación con el tiempo. No tematizan el tiempo, pero focalizan los cambios y procesos. Pero este análisis tambien fue desvirtuado por el antropólogo Ekkehart Malotki. Dijo que sí tienen posibilidades de expresar el tiempo y tambien tienen vocabulario para decir "terminar" o "tiempo largo" y se orientan hacia el sol. Así surgen muchos chismes falsos como, por ejemplo, el que los esquimales tienen más palabras para el nieve que nosotros. Cada departamento tiene palabras específicas, es decir, más que en la lengua cotidiana. Pero eso no significa que la existencia del nieve influya la conexión entre el nieve y su denominación. </text:p>
      <text:p text:style-name="P2"/>
      <text:p text:style-name="P2"><text:tab/>Otro aspecto es el uso del subjuntivo que expresa situaciones irreales. En otras lenguas, por ejemplo en chino, que no tiene este modo, hay que expresar la irrealidad de otra manera. Experimentos con estudiantes chinos y americanos resultaron que los chinos tenían más dificultades en imaginarse situaciones hipotéticas. Por otro lado, los estudiantes chinos reconocían la ambigüedad en los textos que ni siquiera habían notado los investigadores. Es decir, no se puede hablar de diferencias intelectuales. Susan Scheller describe en su novela <text:span text:style-name="T8">A Man Without Words</text:span> a un inmigrante ilegal de México que no era capaz de expresarse con palabras. No aprendió a vivir sin comunicación, pero empezó a comunicarse de otra manera. Otro ejemplo son los bebés que todavía no saben palabras. A partir de ocho meses pueden notar muchas diferencias, aunque no pueden expresarlo en palabras. Algunos monos son capaces de notar relaciones de parentesco, lo que parece imposible para el humano. Vemos que todos tenemos diferentes capacidades que no se puede comparar. Al contrario que la lengua, los pensamientos no son lineales. Pensamos más en imagenes, melodías o visiones. El problema más grande es transformarlos en palabras.</text:p>
      <text:p text:style-name="P4"/>
      <text:p text:style-name="P4">CAPÍTULO 4 – CÓMO FUNCIONA EL LENGUAJE</text:p>
      <text:p text:style-name="P4"/>
      <text:p text:style-name="P7"><text:span text:style-name="T4"><text:tab/>El instinto del lenguaje es el instinto que tiene nuestra lengua para transmitir noticias. A través de la lengua podemos compartir informaciones y recibir conocimientos de otros, es decir, somos capaces de decir lo que pasa. No sabemos correctamente por qué pero el </text:span><text:span text:style-name="T6">homo sapiens</text:span><text:span text:style-name="T4"> es la única criatura capaz de decir cosas abstractas. Hablamos de dos trucos de instinto del lenguaje:</text:span></text:p>
      <text:list xml:id="list4719939564628717351" text:style-name="L1">
        <text:list-item>
          <text:p text:style-name="P13"><text:span text:style-name="T4">El primer truco tiene que ver con el gran filólogo </text:span><text:span text:style-name="Fuente_20_de_20_párrafo_20_predeter."><text:span text:style-name="T5">Ferdinand de Saussure</text:span></text:span><text:span text:style-name="T4">. Habló de la "arbitrariedad del signo", o sea, la relación entre el sonido y el signo. Asociamos el sonido de una palabra con su significado, pero solo unas pocas veces el sonido es deducido de su significado. Efectivamente, el significado no tiene nada que ver con la selección de las palabras, por lo que los niños tienen que aprenderlas por repetición. Cabe añadir que la </text:span><text:span text:style-name="Fuente_20_de_20_párrafo_20_predeter."><text:span text:style-name="T4">prensa amarilla</text:span></text:span><text:span text:style-name="T4"> en verdad no es de color amarillo y el </text:span><text:span text:style-name="Fuente_20_de_20_párrafo_20_predeter."><text:span text:style-name="T4">cine negro</text:span></text:span><text:span text:style-name="T4"> no es negro. Usamos las expresiones en sentido no literal. Este tema <text:s/>también lo retomó Richard Lederer en su libro </text:span><text:span text:style-name="T6">Crazy english</text:span><text:span text:style-name="T4"> (Inglés absurdo).</text:span></text:p>
        </text:list-item>
        <text:list-item>
          <text:p text:style-name="P13"><text:span text:style-name="T4">El segundo truco del instinto del lenguaje describe la exposición de </text:span><text:span text:style-name="Fuente_20_de_20_párrafo_20_predeter."><text:span text:style-name="T5">Wilhelm von Humboldt</text:span></text:span><text:span text:style-name="T4">: "El lenguaje hace un uso infinito de medios finitos". Lo que quiere decir es que tenemos un código que es la "gramatica generativa". A través de este </text:span><text:soft-page-break/><text:span text:style-name="T4">código podemos combinar palabras. Por ejemplo, las palabras </text:span><text:span text:style-name="T6">perro</text:span><text:span text:style-name="T4">, </text:span><text:span text:style-name="T6">hombre</text:span><text:span text:style-name="T4"> y </text:span><text:span text:style-name="T6">muerde</text:span><text:span text:style-name="T4"> formarían siguiendo de nuestras reglas de la lógica una frase como: </text:span><text:span text:style-name="T6">el perro muerde a un hombre</text:span><text:span text:style-name="T4">. Esa sería una frase previsible. La frase </text:span><text:span text:style-name="T6">el hombre muerde a un perro</text:span><text:span text:style-name="T4">, al contrario, nos sorprendería. Al permutar las palabras se forma un nuevo sentido. <text:s/></text:span></text:p>
        </text:list-item>
      </text:list>
      <text:p text:style-name="P2"/>
      <text:p text:style-name="P7"><text:span text:style-name="T4"><text:tab/>Tenemos que darnos cuenta de que el lenguaje es un </text:span><text:span text:style-name="Fuente_20_de_20_párrafo_20_predeter."><text:span text:style-name="T4">sistema combinatorio discreto. Hay un número ilimitado de combinaciones. Eso se puede comparar con el sistema genético del ADN que también tiene un número ilimitado de genes diferentes. Niels Jerne entra en detalle sobre el paralelismo entre dos principios combinatorios de la gramática y de la genética en su libro </text:span></text:span><text:span text:style-name="Fuente_20_de_20_párrafo_20_predeter."><text:span text:style-name="T6">La Gramática Generativa del sistema Inmunológico</text:span></text:span><text:span text:style-name="Fuente_20_de_20_párrafo_20_predeter."><text:span text:style-name="T4">. Los otros sistemas, al contrario, son sistemas de fusión, es decir "</text:span></text:span><text:span text:style-name="T4">las propiedades de la combinación se hallan presentes en las de sus elementos constitutivos, las cuales se pierden el mezclarse unos elementos con otros". <text:s/>En efecto, cuando se mezcla la pintura roja con la pintura blanca recibimos una pintura rosa. Hay que hacer notar que la gama de las prosperidades en un sistema de fusión es mucho más limitada de las de un sistema combinatorio discreto. Asimismo, el lenguaje se compone de un "diccionario mental", que es un léxico compuesto de palabras y conceptos, y de la "gramática mental", es decir, <text:s/>de las reglas que combinan las palabras para expresar relaciones entre los conceptos.</text:span></text:p>
      <text:p text:style-name="P2"/>
      <text:p text:style-name="P7"><text:span text:style-name="T4"><text:tab/>Para recurrir al número ilimitado del uso de las palabras, </text:span><text:span text:style-name="Fuente_20_de_20_párrafo_20_predeter."><text:span text:style-name="T4">se supone que una persona es capaz de producir una frase de más que veinte palabras. William Faulkner hizo una frase de 1.300 palabras que es perfectamente comprensible. Por lo tanto, produció la frase mas larga y entró con ella en el libro </text:span></text:span><text:span text:style-name="Fuente_20_de_20_párrafo_20_predeter."><text:span text:style-name="T6">Guinnes de los Récords</text:span></text:span><text:span text:style-name="Fuente_20_de_20_párrafo_20_predeter."><text:span text:style-name="T4">. El paráfo es de su novela </text:span></text:span><text:span text:style-name="Fuente_20_de_20_párrafo_20_predeter."><text:span text:style-name="T6">¡Absalón, Absalón!</text:span></text:span><text:span text:style-name="Fuente_20_de_20_párrafo_20_predeter."><text:span text:style-name="T4"> y está escrito en inglés. Sin embargo, se podría maximar la frase, por ejemplo añadiendo al principio: "Faulkner escribió: [...]" que son dos palabras más, y después: "Pinker escribió que Faulkner escribió: [...]" que son cinco palabras más. Y así hasta el infinito. <text:s text:c="3"/></text:span></text:span></text:p>
      <text:p text:style-name="P2"/>
      <text:p text:style-name="P2"><text:tab/>Como se ha dicho, tenemos un código de gramática. Este código es "autónomo". <text:span text:style-name="T16">La gramática fija cómo se pueden combinar las palabras.</text:span> Cuando oímos frases como <text:span text:style-name="T8">Es lloviendo</text:span>, <text:span text:style-name="T8">esta frase no verbo</text:span> o <text:span text:style-name="T8">esta frase tiene contiene dos verbos</text:span>, que son frases agramaticales, las entendemos. La dádiva del humano es que, aunque la gramática contradice al código, en muchos casos se puede adivinar el significado. Los ordenadores al contrario tienen dificultades:</text:p>
      <text:p text:style-name="P14"/>
      <text:p text:style-name="P15">&gt; PRINT <text:s/>(x+1</text:p>
      <text:p text:style-name="P15">*****SINTAX ERROR******</text:p>
      <text:p text:style-name="P2"><text:s text:c="4"/></text:p>
      <text:p text:style-name="P2"><text:tab/>También a la inversa: hay frases que son gramaticalmente perfectas pero es imposible entenderlas porque para nosotros no tienen sentido. Para mostrar que la sintaxis y el significado son totalmente independientes, Chomsky inventó la frase: "Las verdes ideas incoloras duermen furiosamente". Pero ya Michael Frayn reconoce este fenómeno. Decribió en su novela <text:span text:style-name="T8">The tin men</text:span> el trabajo del protagonista Goldwasser que es ingeniero en un instituto de sistemas automáticos. Tiene que inventar una máquina que sea capaz de generar el tipo de historias que suelen aparecer en los periódicos. Este sistema es un sistema de encadenamiento de palabras. Hay listas de montones de palabras y al azar selecciona una y pasa a otra lista. Al juntarlas se forma una oración. Este sistema de encadenamiento de palabras tiene infinitas oraciones correctas.</text:p>
      <text:p text:style-name="P2"><draw:frame draw:style-name="fr1" draw:name="Grafik1" text:anchor-type="paragraph" svg:width="11.73cm" svg:height="3.304cm" draw:z-index="0"><draw:image xlink:href="Pictures/2000000700005F4A0000307AC71A305B.svm" xlink:type="simple" xlink:show="embed" xlink:actuate="onLoad"/></draw:frame><text:soft-page-break/></text:p>
      <text:p text:style-name="P2"><text:tab/>Con Chomsky empezó el estudio moderno de la gramática. Dice que estos sistemas si bien son sistemas combinatorios discretos, son de naturaleza errónea. Los sistemas de encadenamiento son amnésicos, es decir, solo recuerdan la última palabra que han eligido y no son capaces de usar "dependencias a larga distancia" (<text:span text:style-name="T11">Si</text:span><text:span text:style-name="T12"> la niña come helados, </text:span><text:span text:style-name="T11">entonces</text:span><text:span text:style-name="T12"> el niño come bocadillos</text:span><text:span text:style-name="T3">).</text:span> Así pues, el lenguaje humano no es un sistema de encadenamiento de palabras. </text:p>
      <text:p text:style-name="P2"/>
      <text:p text:style-name="P2"><text:tab/>Con respecto a Joyce Kilmer que dijo: "Solo Dios puede crear un arból", las oraciones no son cadenas sino árboles. Las palabras se agrupan en sintagmas como las hojas del árbol se agrupan para formar ramas.</text:p>
      <text:p text:style-name="P2"/>
      <text:p text:style-name="P2"><draw:frame draw:style-name="fr1" draw:name="Grafik2" text:anchor-type="paragraph" svg:width="13.363cm" svg:height="6.846cm" draw:z-index="1"><draw:image xlink:href="Pictures/20000007000075D200004DD4D2EFA7BD.svm" xlink:type="simple" xlink:show="embed" xlink:actuate="onLoad"/></draw:frame></text:p>
      <text:p text:style-name="P2"/>
      <text:p text:style-name="P2">Las abreviaturas significan lo siguente:</text:p>
      <text:p text:style-name="P2">O → oración </text:p>
      <text:p text:style-name="P2">SN → sintagma nominal</text:p>
      <text:p text:style-name="P2">det (determinante) → el, la, un, una...</text:p>
      <text:p text:style-name="P2">N (nombre) → ni<text:span text:style-name="Absatz-Standardschriftart"><text:span text:style-name="T17">ñ</text:span></text:span>o, ni<text:span text:style-name="Absatz-Standardschriftart"><text:span text:style-name="T17">ñ</text:span></text:span>a, perro, gato...</text:p>
      <text:p text:style-name="P2">V (verbo) → come, muerde, pega...</text:p>
      <text:p text:style-name="P2">A (adjetivo) → feliz, alto/a, grande...</text:p>
      <text:p text:style-name="P2"/>
      <text:p text:style-name="P5"><text:tab/>En este ejemplo, el primer sintagma nominal esta formado de una determinante (el), un nombre (ni<text:span text:style-name="Absatz-Standardschriftart"><text:span text:style-name="T17">ñ</text:span></text:span>o) y un adjetivo (feliz), mientras el segundo sintagma nominal está formado de un verbo (comer) y de otro sintagma nominal que está formado de un nombre (helado). El primer y el segundo sintagma forman la oración. </text:p>
      <text:p text:style-name="P2"/>
      <text:p text:style-name="P2"><text:tab/>La estructura arbórea es modular y evita los inconvenientes de los sistemas de encadenamiento de palabras. Además, es posible mostrar varias oraciones en solo una estructura y no hay problema con la sucesión de palabras como <text:span text:style-name="T8">si</text:span> y <text:span text:style-name="T8">entonces</text:span>.</text:p>
      <text:p text:style-name="P2"/>
      <text:p text:style-name="P2"><draw:frame draw:style-name="fr2" draw:name="Grafik3" text:anchor-type="paragraph" svg:x="3.348cm" svg:y="0.265cm" svg:width="10.68cm" svg:height="5.93cm" draw:z-index="2"><draw:image xlink:href="Pictures/2000000700004CE500005DBF9F454B30.svm" xlink:type="simple" xlink:show="embed" xlink:actuate="onLoad"/></draw:frame><text:soft-page-break/></text:p>
      <text:p text:style-name="P2"/>
      <text:p text:style-name="P2"><text:tab/>Los triángulos son estructuras atajadas de otras frases. Mostrarlas en triángulos facilita ver la estructura completa del árbol. Además, hay que tener en cuenta que el lenguaje y el pensamiento son distintos, en otras palabras, a veces un mensaje verbal corresponde a pensamientos diferentes. Una misma oración se puede entender de dos maneras distintas: <text:s/></text:p>
      <text:p text:style-name="P2"><draw:frame draw:style-name="fr2" draw:name="Grafik4" text:anchor-type="paragraph" svg:x="2.833cm" svg:y="0.263cm" svg:width="11.137cm" svg:height="6.77cm" draw:z-index="3"><draw:image xlink:href="Pictures/2000000700004CB00000603A0A32A7DC.svm" xlink:type="simple" xlink:show="embed" xlink:actuate="onLoad"/></draw:frame></text:p>
      <text:p text:style-name="P2"><text:tab/>En el ejemplo 1) <text:span text:style-name="T8">del sexo</text:span> y <text:span text:style-name="T8">con la doctora Ochoa</text:span> aparecen en dos sintagmas nominales diferentes, los cuales forman con el verbo <text:span text:style-name="T8">hablaremos</text:span> el sintagma verbal. Es decir, que entendemos que hablaremos con la doctora Ochoa del sexo. En el ejemplo 2) <text:span text:style-name="T8">el sexo</text:span> y <text:span text:style-name="T8">con la doctora Ochoa</text:span> forman un mismo sintagma nominal que forma con el verbo <text:span text:style-name="T8">hablaremos</text:span> el sintagma verbal. Aquí el sexo de lo que hablaremos será con la doctora Ochoa. Recapitulando, esta estructura arbórea es la "estructura profunda del significado común a todas las lenguas humanas".</text:p>
      <text:p text:style-name="P2"/>
      <text:p text:style-name="P2"><text:tab/>Los nombres normalmente describen cosas o lugares y los verbos<text:span text:style-name="T22"> una acción. </text:span>Pero también existen nombres que describen acciones, cambios, cualidades, mediciones, preguntas o conceptos abstractos. Un significado puede <text:s/>ser <text:s/>expresasado por un verbo (interesar), un nombre (el interés), un adjetivo (interesante) o un adverbio (interesantamente). Porque nuestra mente puede reconstruir la realidad de varias maneras, podemos usar nombres o verbos para expresar conceptos abstractos. Gramaticalmente, formamos una frase con un núcleo, que es la cabeza de una oración, y fija la declaración principal, unos participantes o argumentos que aparecen agrupados con el núcleo en un sintagma <text:s/>(V – barra/ N – barra), con posibles modificadores que se sitúan <text:soft-page-break/>fuera del N-barra o V-barra y con el sujeto. Este diseño es universal en todas lenguas. Estas se diferencian en los parámetros. La gramática se puede ver como un protocolo que esta conectado con el oído y la mente y tiene que tener una lógica abstracta. Es seguro que tenemos algo innato para comprender este sistema de gramática con lo que los niños pueden aprender a dar un significado a lo los sonidos de los padres.</text:p>
      <text:p text:style-name="P2"/>
      <text:p text:style-name="P6">CAPÍTULO 7 – CABEZAS PARLANTES</text:p>
      <text:p text:style-name="P9"/>
      <text:p text:style-name="P8"><text:tab/>La técnica se desarrolla cada vez más. Uno de los temas más populares en el cine es el miedo de que nuestras propias creaciones puedan dominarnos. ¿Este miedo es infundado? Hoy en día los ordenatores ya saben mucho más que nosotros, sin embargo los robots que nos ayudan en casa como una persona todavía son ficción. La idea central es que las cosas más sencillas para el ser humano son los problemas más dificiles para los ordenadores. Los niños, por ejemplo, son capaces de caminar, de reconocer rasgos y de responder a preguntas muy pronto. Todas estas cosas no son naturales para un ordenador. Tampoco son capaces de aprender nuestra lengua, así que nosotros tenemos que aprender la suya. Ahora se plantea la pregunta: ¿Una máquina puede pensar? Alan Turin entiende este tema y lo explica con un juego de imaginacion en el que un juez, a través de un ordenador, tiene dos conversaciones. Una, con una persona real y la otra, con un programa que imita a una persona, para ver si el juez es capaz de distinguir quien es la persona real. En la solución a este juego, la mitad de los jueces se equivocaron.</text:p>
      <text:p text:style-name="P8"/>
      <text:p text:style-name="P8"><text:tab/>Otro caso describe el programa ELIZA, inventado por Joseph Weizenbaum. El programa lleva una lista de respuestas posibles en las que imita una conversación con un psicólogo. Un día, Weizenbaum atrapó a su secretaria a contándole al ordenador sus secretos más íntimos. ¿Pero que diferenciamos de los programas artificiales? </text:p>
      <text:p text:style-name="P8"/>
      <text:p text:style-name="P8"><text:tab/>En efecto, somos capaces de comprender oraciones muy rápido, sobre la marcha, sin esperar al final del fragmento. La comprensión humana del lenguaje no es perfecta pero sí es potente. Para mostrar de que manera entendemos una oración, hay que hacer una análisis sintáctico. El programa mental, el “analizador“, analiza la oración durante la comprensión. </text:p>
      <text:p text:style-name="P9"/>
      <text:p text:style-name="P8"><text:tab/>Mientras oímos una oración nos acordamos de esta estructura. Y en este punto se diferencia al humano de los ordenadores: el humano tiene dificultades con la memoria, lo que parece muy fácil al ordenador; pero al contario, el humano no tiene problemas para tomar decisiones, lo que es muy difícil para el ordenador. Frases largas y subordinadas, es decir, “frases recargadas por arriba“, nos sobrecargan. Efectivamente, hay tres clases de geometría de los árboles: las ramificaciónes a la derecha, las ramificaciónes a la izquierda y al final la oración – cebolla con triple inclusión.<text:span text:style-name="T16"> </text:span>Esta última oración nos parece prácticamente imposible de entender. Se cunfunde con la continuación de la frase, pero no se debe a que la frase sea tan larga, sino a la oración-cebolla. Pero ¿por qué se pierde la cuenta? No se puede decir que nos cueste solo por la falta de memoria, sino por la <text:span text:style-name="T1">clase de memoria</text:span>. Hay que ordenar los sintagmas incompletos en la capeza y cuando estos son de la misma clase, parece imposible ordenarlos (por ejemplo: <text:span text:style-name="T8">Pon el sobre que sobre sobre la mesa</text:span>). Para los ordenadores, al contrario, este caso no presenta ningún problema. Otro problema de la comprensión es la ambigüedad. Por ejemplo la frase<text:span text:style-name="T8"> : hablaremos del sexo con la doctora Ochoa </text:span>se puede entender de dos distintas maneras: <text:span text:style-name="T8">Con la doctora Ochoa</text:span> formaría parte del sintagma verbal, pero también podría hacerlo del sintagma nominal. Todas las frases podrían ser ambiguas, también las que son muy sencillas. Cabe observar que nuesto cerebro funciona como un analizador de ordenador que filtra las posibilidades más probables, lo que cabe en el contexto. El significado <text:soft-page-break/>irrelevante no queda en la cabeza y no lo notamos. A veces hay que añadir palabras en el sintagma incompleto para cerrarlo. Por ejemplo, <text:span text:style-name="T13">Joaquín dijo</text:span><text:span text:style-name="T14"> </text:span><text:span text:style-name="T8">que Santiago hará sus deberes</text:span><text:span text:style-name="T14"> </text:span><text:span text:style-name="T13">ayer</text:span>, se confunde por el verbo en futuro y la palabra <text:span text:style-name="T8">ayer</text:span>. Hay que leerlo varias veces para entender que <text:span text:style-name="T8">ayer</text:span> cierra el sintagma <text:span text:style-name="T8">Joaquín dijo</text:span>. Cuando un sintagma está desplazado es más dificil entender la oracion. Luego las ramas de un árbol sintáctico muestran los sintagmas que van juntos. Tenemos que tener en cuenta que existe una huella donde regularmente estaría el sintagma. (Ejemplo: <text:span text:style-name="T12">El policía vió al chico que las personas que estaban en la fiesta acusaron [huella] del crimen</text:span>). Por supuesto, el análisis sintáctico solo es el primer paso para comprender una oracion. El problema de transcribir una oración real es que el resultado siempre es imitado. La falta de entonación y del ritmo que dan perfil a los sintagmas, no permite una transcripción infalible. Los periodistas conocen este problema de la inteligibilidad de las grabaciones, por lo que siempre evitan expresiones textuales o literales, lo que también es un punto de crítica. Lo que podemos ver es que el lenguaje de la vida real está muy lejos de todos los ejemplos anteriores y entenderla necesita más que analizarla sintácticamente. No siempre decimos lo que queremos expresar. Algunas veces se pueden usar palabras positivas para expresar algo negativo. Ciertamente, la conversación humana no solo es una simple transferencia de información. </text:p>
      <text:p text:style-name="P10"><text:s/></text:p>
      <text:p text:style-name="P11"/>
      <text:p text:style-name="P11"/>
      <text:p text:style-name="P11"/>
      <text:p text:style-name="P11"/>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4M38S</meta:editing-duration>
    <meta:editing-cycles>13</meta:editing-cycles>
    <meta:generator>OpenOffice.org/3.4.1$Win32 OpenOffice.org_project/341m1$Build-9593</meta:generator>
    <dc:date>2013-12-15T17:16:43.76</dc:date>
    <meta:print-date>2013-12-15T01:38:05.89</meta:print-date>
    <meta:document-statistic meta:table-count="0" meta:image-count="4" meta:object-count="0" meta:page-count="7" meta:paragraph-count="42" meta:word-count="3063" meta:character-count="18750"/>
    <meta:user-defined meta:name="Info 1"/>
    <meta:user-defined meta:name="Info 2"/>
    <meta:user-defined meta:name="Info 3"/>
    <meta:user-defined meta:name="Info 4"/>
  </office:meta>
</office:document-meta>
</file>